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1b2d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1caed"/>
    </style:style>
    <style:style style:name="P4" style:family="paragraph" style:parent-style-name="Standard">
      <style:text-properties officeooo:paragraph-rsid="001131fa"/>
    </style:style>
    <style:style style:name="P5" style:family="paragraph" style:parent-style-name="Standard">
      <style:text-properties officeooo:rsid="001131fa" officeooo:paragraph-rsid="001131fa"/>
    </style:style>
    <style:style style:name="P6" style:family="paragraph" style:parent-style-name="Standard">
      <style:text-properties style:text-underline-style="none" officeooo:paragraph-rsid="001131fa"/>
    </style:style>
    <style:style style:name="P7" style:family="paragraph" style:parent-style-name="Standard">
      <style:text-properties style:text-underline-style="none" officeooo:rsid="0011b2da" officeooo:paragraph-rsid="0011b2da"/>
    </style:style>
    <style:style style:name="P8" style:family="paragraph" style:parent-style-name="Standard">
      <style:text-properties officeooo:rsid="0011b2da" officeooo:paragraph-rsid="0011b2da"/>
    </style:style>
    <style:style style:name="P9" style:family="paragraph" style:parent-style-name="Table_20_Contents">
      <style:text-properties officeooo:rsid="0011caed" officeooo:paragraph-rsid="0011caed"/>
    </style:style>
    <style:style style:name="P10" style:family="paragraph" style:parent-style-name="Table_20_Contents">
      <style:text-properties fo:font-weight="bold" officeooo:rsid="0011caed" officeooo:paragraph-rsid="0011caed" style:font-weight-asian="bold" style:font-weight-complex="bold"/>
    </style:style>
    <style:style style:name="P11" style:family="paragraph" style:parent-style-name="Table_20_Heading">
      <style:text-properties officeooo:rsid="0011caed" officeooo:paragraph-rsid="0011caed"/>
    </style:style>
    <style:style style:name="P12" style:family="paragraph" style:parent-style-name="Standard">
      <style:text-properties officeooo:rsid="0011b2da" officeooo:paragraph-rsid="0011b2da"/>
    </style:style>
    <style:style style:name="T1" style:family="text">
      <style:text-properties officeooo:rsid="001131fa"/>
    </style:style>
    <style:style style:name="T2" style:family="text">
      <style:text-properties officeooo:rsid="0011b2da"/>
    </style:style>
    <style:style style:name="T3" style:family="text">
      <style:text-properties officeooo:rsid="0011ca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3">Alejandro Gómez &amp; Alfons Caparrós</text:span></text:p>
      <text:p text:style-name="Standard"/>
      <text:p text:style-name="Standard">PEC 5 - FINANCES</text:p>
      <text:p text:style-name="P1">1) Com s’ha finançat la creació de l’empresa? Amb quines fonts de finançament?</text:p>
      <text:p text:style-name="P1">Classifica-les segons la titularitat (pròpies o alienes) i el termini de devolució (curt o llarg) i</text:p>
      <text:p text:style-name="P1">digues si son de generació interna o externa. Et sembla equilibrada financerament la</text:p>
      <text:p text:style-name="P1">relació inicial entre l’estructura de finançament i l’estructura econòmica? Quin és el fons</text:p>
      <text:p text:style-name="P1">de maniobra?</text:p>
      <text:p text:style-name="P1"/>
      <text:p text:style-name="Standard">- SOCIS: Titularitat pròpia, devolució a llarg termini i generació externa.</text:p>
      <text:p text:style-name="Standard">- CRÈDIT BANC: Titularitat aliena, devolució a llarg termini i generació externa.</text:p>
      <text:p text:style-name="Standard">- PÒLISSA BANC: Titularitat aliena, devolució a curt termini i generació externa.</text:p>
      <text:p text:style-name="Standard"/>
      <text:p text:style-name="P1">2) Fes el Balanç de la situació de l’empresa tot just abans de començar les operacions de</text:p>
      <text:p text:style-name="P1">venda i després de haver comprat la partida de matèria prima indicada més amunt. Utilitza</text:p>
      <text:p text:style-name="P1">el següent model per classificar i agrupar les diferents partides del patrimoni.</text:p>
      <text:p text:style-name="P1"/>
      <text:p text:style-name="P5">Actiu:</text:p>
      <text:p text:style-name="P5"><text:tab/>Actiu no corrent: 1399000€</text:p>
      <text:p text:style-name="P5"><text:tab/><text:tab/>Compra terreny: 210,000€</text:p>
      <text:p text:style-name="P5"><text:tab/><text:tab/>Construcció edifici: 420,000€</text:p>
      <text:p text:style-name="P5"><text:tab/><text:tab/>Reformes botigues: 160,000€</text:p>
      <text:p text:style-name="P5"><text:tab/><text:tab/>Mobiliari: 184,500€</text:p>
      <text:p text:style-name="P5"><text:tab/><text:tab/>Equipament: 378,500 €</text:p>
      <text:p text:style-name="P5"><text:tab/><text:tab/>Obertura i constitució: 46,000€</text:p>
      <text:p text:style-name="P5"><text:tab/><text:span text:style-name="T2">Actiu corrent: 169,000€</text:span></text:p>
      <text:p text:style-name="P5"><text:tab/><text:tab/><text:span text:style-name="T2">Matèries primàries: 120,000€</text:span></text:p>
      <text:p text:style-name="P5"><text:tab/><text:tab/><text:span text:style-name="T2">Banc:49,000€</text:span></text:p>
      <text:p text:style-name="P8"><text:tab/>Actiu total: 1,568,000€</text:p>
      <text:p text:style-name="P8">Net i pasiu:</text:p>
      <text:p text:style-name="P8"><text:tab/>Patrimoni net: 880,000€</text:p>
      <text:p text:style-name="P8"><text:tab/><text:tab/>Capital Social: 880,000€</text:p>
      <text:p text:style-name="P8"><text:tab/>Passiu no corrent: 582,000€</text:p>
      <text:p text:style-name="P8"><text:tab/><text:tab/>Crèdit: 582,000€</text:p>
      <text:p text:style-name="P8"><text:tab/>Passiu corrent:106,000€</text:p>
      <text:p text:style-name="P8"><text:tab/><text:tab/>Pòlissa de crèdit:35,000€</text:p>
      <text:p text:style-name="P8"><text:tab/><text:tab/>Proveïdors: 71,000€</text:p>
      <text:p text:style-name="P8"><text:tab/>Passiu total: 1,568,000€</text:p>
      <text:p text:style-name="Standard"/>
      <text:p text:style-name="P2">3) Classifica tots els costos de l’empresa en fixes o variables i també en directes o</text:p>
      <text:p text:style-name="P1">indirectes respecte el producte.</text:p>
      <text:p text:style-name="P1"/>
      <text:p text:style-name="P7">Costos fixes:</text:p>
      <text:p text:style-name="P7"><text:tab/>Directes: -</text:p>
      <text:p text:style-name="P7"><text:tab/>Indirectes:</text:p>
      <text:p text:style-name="P7"><text:tab/><text:tab/>Lloguer locals</text:p>
      <text:p text:style-name="P7"><text:tab/><text:tab/>Personal</text:p>
      <text:p text:style-name="P7"><text:tab/><text:tab/>Neteja</text:p>
      <text:p text:style-name="P7"><text:tab/><text:tab/>Amortització</text:p>
      <text:p text:style-name="P7"><text:tab/><text:tab/>Publicitat</text:p>
      <text:p text:style-name="P7"><text:tab/><text:tab/>Interesso del prèstec i pòlissa</text:p>
      <text:p text:style-name="P7">Cosots variables:</text:p>
      <text:p text:style-name="P7"><text:soft-page-break/><text:tab/>Directes:</text:p>
      <text:p text:style-name="P7"><text:tab/><text:tab/>Cost fabricació</text:p>
      <text:p text:style-name="P7"><text:tab/><text:tab/>Matèries primàries</text:p>
      <text:p text:style-name="P7"><text:tab/>Indirectes:</text:p>
      <text:p text:style-name="P7"><text:tab/><text:tab/>Personal</text:p>
      <text:p text:style-name="P7"><text:tab/><text:tab/>Serveis professionals externs</text:p>
      <text:p text:style-name="Standard"/>
      <text:p text:style-name="P1">4) Les vendes d’una botiga ascendeixen, en mitjana, a 675.000 €. Calcula quant guanya</text:p>
      <text:p text:style-name="P1">l’empresa -benefici abans d’impostos-, mostrant els diferents conceptes que hi intervenen</text:p>
      <text:p text:style-name="P1">i els càlculs.</text:p>
      <text:p text:style-name="P1"/>
      <text:p text:style-name="P8">Vendes botigues: Num d’elements = 5, Import d’un element = 675.000€, total element = 3,375,000€</text:p>
      <text:p text:style-name="P8">Despeses botigues: <text:s/>Num d’elements = 5, Import d’un element = -521,350 €, total element = -2,606,750 €</text:p>
      <text:p text:style-name="P8">Despeses obrador: Num d’elements = 1, Import d’un element = -2,150,974€, total element = -2,150,974€.</text:p>
      <text:p text:style-name="P8">Matèries primàries: Num d’elements = 1, Import d’un element = 1,383,750€, total element = 1,383,750€</text:p>
      <text:p text:style-name="P8">Cost operaris: Num d’elements = 1, Import d’un element = 183,600€, total element = 183,626€</text:p>
      <text:p text:style-name="P8">TOTAL: total elem = 184,626 €</text:p>
      <text:p text:style-name="P8"/>
      <text:p text:style-name="P1">5) Calcula quan aporta una botiga al benefici anual de l’empresa, mostrant els conceptes</text:p>
      <text:p text:style-name="P1">que hi intervenen i les quantitats anuals que representen. Calculeu també el marge de</text:p>
      <text:p text:style-name="P1">contribució 3 de les vendes anuals d’una botiga.</text:p>
      <text:p text:style-name="P1"/>
      <text:p text:style-name="P6">Costos = Personal + Cost fabricació = 32000+92760+16800+313.470 = 455.030 €</text:p>
      <text:p text:style-name="Standard">Beneficis de la botiga = Ingressos - Despeses = 675.000 - 521.350 = 153.650 <text:span text:style-name="T1">€</text:span></text:p>
      <text:p text:style-name="Standard">Marge de contribució = Ingressos - Costos Variables = 675.000 - 455.030 = 219.970 €</text:p>
      <text:p text:style-name="Standard"/>
      <text:p text:style-name="P1">6) Si Q&amp;F obrís una sexta botiga amb les mateixes vendes que la mitjana de les 5</text:p>
      <text:p text:style-name="P1">botigues existents i amb els mateixos costos, quants euros addicionals guanyaria Q&amp;F?</text:p>
      <text:p text:style-name="P1">Tenint en compte els diners que es varen invertir per terme mitjà per obrir una botiga, que</text:p>
      <text:p text:style-name="P1">et sembla aquest resultat, gens rentable, poc, normal, molt rentable?</text:p>
      <text:p text:style-name="Standard"/>
      <text:p text:style-name="P8">Vendes botiga: Import d’un element = 675,000€.</text:p>
      <text:p text:style-name="P8">Despeses botiga: Import d’un element = 521,350€</text:p>
      <text:p text:style-name="P8">Reformes botiga: Import d’un element = -32,000€</text:p>
      <text:p text:style-name="P8">Mobiliari: Import d’un element = -23,500€</text:p>
      <text:p text:style-name="P8">Equipament: Import d’un element = -14,700€</text:p>
      <text:p text:style-name="P8">Obertura: Import d’un element = -5,000€</text:p>
      <text:p text:style-name="P8">TOTAL: Import d’un element = 72,450€</text:p>
      <text:p text:style-name="P8"/>
      <text:p text:style-name="P1">7) El director general i de finances ha fet calcular a quant ascendeix la venda mitjana</text:p>
      <text:p text:style-name="P1">corresponent a un client i s’ha arribat a la xifra de 53 €. Amb aquesta xifra, quantes</text:p>
      <text:p text:style-name="P1">vendes ha de fer Q&amp;F en un any per no perdre ni guanyar diners? Quants clients</text:p>
      <text:p text:style-name="P1">representa això per dia i botiga –les botigues estan obertes 310 dies a l’any-? Et sembla</text:p>
      <text:p text:style-name="P1">viable assolir aquestes xifres? Com s’anomena aquesta dada? Aquesta dada s’anomena</text:p>
      <text:p text:style-name="P1">punt d’equilibri. Inclou els conceptes i els càlculs que utilitzes per arribar al resultat.</text:p>
      <text:p text:style-name="P1"/>
      <text:p text:style-name="Standard">Ingressos = 5 * 675.000 = 3.375.000 €</text:p>
      <text:p text:style-name="P4">Punt d’equilibri = 331.600 / (1.099.850 / 3.375.000) = 1.017.547 €</text:p>
      <text:p text:style-name="P4">Marge de contribució = 3.375.000 - 2.275.150 = 1.099.850 €</text:p>
      <text:p text:style-name="Standard"><text:soft-page-break/>Costos variables = (32.000 + 92.760 + 16.800 + 313.470) * 5 = 2.275.150 €Costos fixes = (38.400 + 19.800 + 8.120) * 5 = 331.600 €</text:p>
      <text:p text:style-name="Standard"/>
      <text:p text:style-name="Standard"/>
      <text:p text:style-name="Standard">1.017.547,84 / 310 = 3.282 €/dia</text:p>
      <text:p text:style-name="Standard">3.282,41 / 5 = 656 €/dia per botiga</text:p>
      <text:p text:style-name="Standard">656,48 / 53 = 12,38 ≈ 13 clients/dia</text:p>
      <text:p text:style-name="Standard"/>
      <text:p text:style-name="P5">S’anomena punt d’equilibri</text:p>
      <text:p text:style-name="Standard"/>
      <text:p text:style-name="P1">8) Es vol obrir una nova botiga a Barcelona. L’estudi que s’ha fet diu que s’han d’invertir</text:p>
      <text:p text:style-name="P1">195.000 € en la reforma, despeses de constitució, mobiliari i equipaments, tots ells</text:p>
      <text:p text:style-name="P1">amortitzables en 10 anys. Les vendes anuals i tots els costos -excepte les amortitzacions-</text:p>
      <text:p text:style-name="P1">són els mateixos que per les altres 5 botigues. En ser la inversió inicial major que en el</text:p>
      <text:p text:style-name="P1">cas de les altres botigues, el cost de les amortitzacions és major, tot i això el benefici</text:p>
      <text:p text:style-name="P1">anual de Q&amp;F s’incrementarà i, conseqüentment, es pagaran més impostos. Calcula en</text:p>
      <text:p text:style-name="P1">quant pujarà el benefici amb la nova botiga i quants impostos de més haurà de pagar</text:p>
      <text:p text:style-name="P3">(amb un tipus impositiu del 30%).</text:p>
      <text:p text:style-name="P1"/>
      <table:table table:name="Tabla1" table:style-name="Tabla1">
        <table:table-column table:style-name="Tabla1.A" table:number-columns-repeated="3"/>
        <table:table-column table:style-name="Tabla1.D"/>
        <table:table-header-rows>
          <table:table-row>
            <table:table-cell table:style-name="Tabla1.A1" office:value-type="string">
              <text:p text:style-name="Table_20_Heading"/>
            </table:table-cell>
            <table:table-cell table:style-name="Tabla1.A1" office:value-type="string">
              <text:p text:style-name="P11">Num</text:p>
            </table:table-cell>
            <table:table-cell table:style-name="Tabla1.A1" office:value-type="string">
              <text:p text:style-name="P11">Import</text:p>
            </table:table-cell>
            <table:table-cell table:style-name="Tabla1.D1" office:value-type="string">
              <text:p text:style-name="P11">Resultats</text:p>
            </table:table-cell>
          </table:table-row>
        </table:table-header-rows>
        <table:table-row>
          <table:table-cell table:style-name="Tabla1.A2" office:value-type="string">
            <text:p text:style-name="P9">Ingressos 6 botigues</text:p>
          </table:table-cell>
          <table:table-cell table:style-name="Tabla1.A2" office:value-type="string">
            <text:p text:style-name="P9">6</text:p>
          </table:table-cell>
          <table:table-cell table:style-name="Tabla1.A2" office:value-type="string">
            <text:p text:style-name="P9">675,000€</text:p>
          </table:table-cell>
          <table:table-cell table:style-name="Tabla1.D2" office:value-type="string">
            <text:p text:style-name="P9">4,050,000€</text:p>
          </table:table-cell>
        </table:table-row>
        <table:table-row>
          <table:table-cell table:style-name="Tabla1.A2" office:value-type="string">
            <text:p text:style-name="P9">Despeses 6 botigues</text:p>
          </table:table-cell>
          <table:table-cell table:style-name="Tabla1.A2" office:value-type="string">
            <text:p text:style-name="P9">6</text:p>
          </table:table-cell>
          <table:table-cell table:style-name="Tabla1.A2" office:value-type="string">
            <text:p text:style-name="P9">521,350€</text:p>
          </table:table-cell>
          <table:table-cell table:style-name="Tabla1.D2" office:value-type="string">
            <text:p text:style-name="P9">3,139,480€</text:p>
          </table:table-cell>
        </table:table-row>
        <table:table-row>
          <table:table-cell table:style-name="Tabla1.A2" office:value-type="string">
            <text:p text:style-name="P9">Despeses</text:p>
          </table:table-cell>
          <table:table-cell table:style-name="Tabla1.A2" office:value-type="string">
            <text:p text:style-name="P9">6</text:p>
          </table:table-cell>
          <table:table-cell table:style-name="Tabla1.A2" office:value-type="string">
            <text:p text:style-name="P9">521,350€</text:p>
          </table:table-cell>
          <table:table-cell table:style-name="Tabla1.D2" office:value-type="string">
            <text:p text:style-name="P9">3,128,100€</text:p>
          </table:table-cell>
        </table:table-row>
        <table:table-row>
          <table:table-cell table:style-name="Tabla1.A2" office:value-type="string">
            <text:p text:style-name="P9">Antiga amortització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-<text:span text:style-name="T3">8,120€</text:span></text:p>
          </table:table-cell>
          <table:table-cell table:style-name="Tabla1.D2" office:value-type="string">
            <text:p text:style-name="Table_20_Contents">-<text:span text:style-name="T3">8,120€</text:span></text:p>
          </table:table-cell>
        </table:table-row>
        <table:table-row>
          <table:table-cell table:style-name="Tabla1.A2" office:value-type="string">
            <text:p text:style-name="P9">Nova amortització 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9">19,500€</text:p>
          </table:table-cell>
          <table:table-cell table:style-name="Tabla1.D2" office:value-type="string">
            <text:p text:style-name="P9">19,500€</text:p>
          </table:table-cell>
        </table:table-row>
        <table:table-row>
          <table:table-cell table:style-name="Tabla1.A2" office:value-type="string">
            <text:p text:style-name="P9">Benefici Brut</text:p>
          </table:table-cell>
          <table:table-cell table:style-name="Tabla1.A2" office:value-type="string">
            <text:p text:style-name="P9"><text:s text:c="24"/>Ingresos </text:p>
          </table:table-cell>
          <table:table-cell table:style-name="Tabla1.A2" office:value-type="string">
            <text:p text:style-name="Table_20_Contents">-<text:span text:style-name="T3">Despeses</text:span></text:p>
          </table:table-cell>
          <table:table-cell table:style-name="Tabla1.D2" office:value-type="string">
            <text:p text:style-name="P9">910,520€</text:p>
          </table:table-cell>
        </table:table-row>
        <table:table-row>
          <table:table-cell table:style-name="Tabla1.A2" office:value-type="string">
            <text:p text:style-name="P9">Benefici net</text:p>
          </table:table-cell>
          <table:table-cell table:style-name="Tabla1.A2" office:value-type="string">
            <text:p text:style-name="P9"><text:s text:c="24"/>(1-0,3) *</text:p>
          </table:table-cell>
          <table:table-cell table:style-name="Tabla1.A2" office:value-type="string">
            <text:p text:style-name="P9">Benefici Brut</text:p>
          </table:table-cell>
          <table:table-cell table:style-name="Tabla1.D2" office:value-type="string">
            <text:p text:style-name="P9">637,364€</text:p>
          </table:table-cell>
        </table:table-row>
        <table:table-row>
          <table:table-cell table:style-name="Tabla1.A2" office:value-type="string">
            <text:p text:style-name="P9">Ingressos 5 botigues</text:p>
          </table:table-cell>
          <table:table-cell table:style-name="Tabla1.A2" office:value-type="string">
            <text:p text:style-name="P9">5</text:p>
          </table:table-cell>
          <table:table-cell table:style-name="Tabla1.A2" office:value-type="string">
            <text:p text:style-name="P9">675,000€</text:p>
          </table:table-cell>
          <table:table-cell table:style-name="Tabla1.D2" office:value-type="string">
            <text:p text:style-name="P9">3,375,000€</text:p>
          </table:table-cell>
        </table:table-row>
        <table:table-row>
          <table:table-cell table:style-name="Tabla1.A2" office:value-type="string">
            <text:p text:style-name="P9">Despeses 5 botigues</text:p>
          </table:table-cell>
          <table:table-cell table:style-name="Tabla1.A2" office:value-type="string">
            <text:p text:style-name="P9">5</text:p>
          </table:table-cell>
          <table:table-cell table:style-name="Tabla1.A2" office:value-type="string">
            <text:p text:style-name="P9">521,350€</text:p>
          </table:table-cell>
          <table:table-cell table:style-name="Tabla1.D2" office:value-type="string">
            <text:p text:style-name="P9">2,606,750€</text:p>
          </table:table-cell>
        </table:table-row>
        <table:table-row>
          <table:table-cell table:style-name="Tabla1.A2" office:value-type="string">
            <text:p text:style-name="P9">Benefici brut</text:p>
          </table:table-cell>
          <table:table-cell table:style-name="Tabla1.A2" office:value-type="string">
            <text:p text:style-name="P9"><text:s text:c="20"/>Impresos -</text:p>
          </table:table-cell>
          <table:table-cell table:style-name="Tabla1.A2" office:value-type="string">
            <text:p text:style-name="P9">Despeses</text:p>
          </table:table-cell>
          <table:table-cell table:style-name="Tabla1.D2" office:value-type="string">
            <text:p text:style-name="P9">768,250€</text:p>
          </table:table-cell>
        </table:table-row>
        <table:table-row>
          <table:table-cell table:style-name="Tabla1.A2" office:value-type="string">
            <text:p text:style-name="P9">Benefici net</text:p>
          </table:table-cell>
          <table:table-cell table:style-name="Tabla1.A2" office:value-type="string">
            <text:p text:style-name="P9"><text:s text:c="24"/>(1-0,3) *</text:p>
          </table:table-cell>
          <table:table-cell table:style-name="Tabla1.A2" office:value-type="string">
            <text:p text:style-name="P9">Benefici brut</text:p>
          </table:table-cell>
          <table:table-cell table:style-name="Tabla1.D2" office:value-type="string">
            <text:p text:style-name="P9">537,775€</text:p>
          </table:table-cell>
        </table:table-row>
        <table:table-row>
          <table:table-cell table:style-name="Tabla1.A2" office:value-type="string">
            <text:p text:style-name="P9">Augment de benefici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P9">675,000€</text:p>
          </table:table-cell>
        </table:table-row>
        <table:table-row>
          <table:table-cell table:style-name="Tabla1.A2" office:value-type="string">
            <text:p text:style-name="P9">Augment de imposto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P9">99,586€</text:p>
          </table:table-cell>
        </table:table-row>
      </table:table>
      <text:p text:style-name="Standard"/>
      <text:p text:style-name="Standard"/>
      <text:p text:style-name="P1">9) Calcula la rendibilitat de la inversió en la nova botiga, VAN i TIR, tenint present que el</text:p>
      <text:p text:style-name="P1">cost del capital que s’ha estimat és de 6,5%.</text:p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0">Inversió</text:p>
          </table:table-cell>
          <table:table-cell table:style-name="Tabla2.A1" office:value-type="string">
            <text:p text:style-name="P9">195,000€</text:p>
          </table:table-cell>
          <table:table-cell table:style-name="Tabla2.C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0">Cost capital</text:p>
          </table:table-cell>
          <table:table-cell table:style-name="Tabla2.A2" office:value-type="string">
            <text:p text:style-name="P9">0,065€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0">Flux de caixa</text:p>
          </table:table-cell>
          <table:table-cell table:style-name="Tabla2.A2" office:value-type="string">
            <text:p text:style-name="P9">656,864€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Beneficis nets</text:p>
          </table:table-cell>
          <table:table-cell table:style-name="Tabla2.A2" office:value-type="string">
            <text:p text:style-name="P9">637,364€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Amortitzacions</text:p>
          </table:table-cell>
          <table:table-cell table:style-name="Tabla2.A2" office:value-type="string">
            <text:p text:style-name="P9">19,500€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0">Sumatori</text:p>
          </table:table-cell>
          <table:table-cell table:style-name="Tabla2.A2" office:value-type="string">
            <text:p text:style-name="P9">7,1888302227611€</text:p>
          </table:table-cell>
          <table:table-cell table:style-name="Tabla2.C2" office:value-type="string">
            <text:p text:style-name="Table_20_Contents"/>
          </table:table-cell>
        </table:table-row>
        <text:soft-page-break/>
        <table:table-row>
          <table:table-cell table:style-name="Tabla2.A2" office:value-type="string">
            <text:p text:style-name="P9">Perióde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P9">Fluxes</text:p>
          </table:table-cell>
        </table:table-row>
        <table:table-row>
          <table:table-cell table:style-name="Tabla2.A2" office:value-type="string">
            <text:p text:style-name="P9">0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>-<text:span text:style-name="T3">195,000</text:span></text:p>
          </table:table-cell>
        </table:table-row>
        <table:table-row>
          <table:table-cell table:style-name="Tabla2.A2" office:value-type="string">
            <text:p text:style-name="P9">1</text:p>
          </table:table-cell>
          <table:table-cell table:style-name="Tabla2.A2" office:value-type="string">
            <text:p text:style-name="P9">0,9389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2</text:p>
          </table:table-cell>
          <table:table-cell table:style-name="Tabla2.A2" office:value-type="string">
            <text:p text:style-name="P9">0,888765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3</text:p>
          </table:table-cell>
          <table:table-cell table:style-name="Tabla2.A2" office:value-type="string">
            <text:p text:style-name="P9">0,82784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9">0,77732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5</text:p>
          </table:table-cell>
          <table:table-cell table:style-name="Tabla2.A2" office:value-type="string">
            <text:p text:style-name="P9">0,72988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6</text:p>
          </table:table-cell>
          <table:table-cell table:style-name="Tabla2.A2" office:value-type="string">
            <text:p text:style-name="P9">0,68533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7</text:p>
          </table:table-cell>
          <table:table-cell table:style-name="Tabla2.A2" office:value-type="string">
            <text:p text:style-name="P9">0,64350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8</text:p>
          </table:table-cell>
          <table:table-cell table:style-name="Tabla2.A2" office:value-type="string">
            <text:p text:style-name="P9">0,60423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9</text:p>
          </table:table-cell>
          <table:table-cell table:style-name="Tabla2.A2" office:value-type="string">
            <text:p text:style-name="P9">0,56835</text:p>
          </table:table-cell>
          <table:table-cell table:style-name="Tabla2.C2" office:value-type="string">
            <text:p text:style-name="P9">656,864</text:p>
          </table:table-cell>
        </table:table-row>
        <table:table-row>
          <table:table-cell table:style-name="Tabla2.A2" office:value-type="string">
            <text:p text:style-name="P9">10</text:p>
          </table:table-cell>
          <table:table-cell table:style-name="Tabla2.A2" office:value-type="string">
            <text:p text:style-name="P9">0,53272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Inversió inicial</text:p>
          </table:table-cell>
          <table:table-cell table:style-name="Tabla2.A2" office:value-type="string">
            <text:p text:style-name="Table_20_Contents">-<text:span text:style-name="T3">195,000€</text:span>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Flux*Sumatori</text:p>
          </table:table-cell>
          <table:table-cell table:style-name="Tabla2.A2" office:value-type="string">
            <text:p text:style-name="P9">4.722.083,78€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VAN</text:p>
          </table:table-cell>
          <table:table-cell table:style-name="Tabla2.A2" office:value-type="string">
            <text:p text:style-name="P9">4.527.083,78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Inversió/Flux</text:p>
          </table:table-cell>
          <table:table-cell table:style-name="Tabla2.A2" office:value-type="string">
            <text:p text:style-name="P9">0,30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9">TIR</text:p>
          </table:table-cell>
          <table:table-cell table:style-name="Tabla2.A2" office:value-type="string">
            <text:p text:style-name="P9">336,853%</text:p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10) Amb quina o quines fonts de finançament es podria finançar aquesta inversió i amb</text:p>
      <text:p text:style-name="P1">qui o amb quines entitats s’haurien de negociar?</text:p>
      <text:p text:style-name="Standard">La inversió es pot finançar amb un crèdit o demanant als accionistes que no cobrin els</text:p>
      <text:p text:style-name="Standard">dividends per així poder fer la invers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31:01.042952684</meta:creation-date>
    <dc:date>2019-05-14T12:01:25.924221979</dc:date>
    <meta:editing-duration>PT15H7M57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4" meta:paragraph-count="210" meta:word-count="1029" meta:character-count="6485" meta:non-whitespace-character-count="5508"/>
  </office:meta>
</office:document-meta>
</file>